
<file path=content.xml><?xml version="1.0" encoding="utf-8"?>
<document-content xmlns:office="urn:oasis:names:tc:opendocument:xmlns:office:1.0" xmlns:text="urn:oasis:names:tc:opendocument:xmlns:text:1.0">
  <office:body>
    <office:text>
      <text:p>Document certifies that the participant has completed the activity.</text:p>
      <text:p>Signed electronically:</text:p>
      <text:p>[sign]</text:p>
    </office:text>
  </office:body>
</document-content>
</file>